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3" svg:font-family="Tahoma"/>
    <style:font-face style:name="TimesNewRomanPSMT" svg:font-family="TimesNewRomanPSMT" style:font-family-generic="roman"/>
    <style:font-face style:name="Segoe UI" svg:font-family="'Segoe UI'"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Normalny"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P1" style:family="paragraph" style:parent-style-name="Domy_3f_lnie_7e_LT_7e_Notizen">
      <style:paragraph-properties fo:margin-left="0cm" fo:margin-right="0cm" fo:margin-top="0.159cm" fo:margin-bottom="0cm" style:line-height-at-least="0.353cm" fo:text-align="justify"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2" style:family="paragraph" style:parent-style-name="Standard">
      <style:paragraph-properties fo:margin-top="0cm" fo:margin-bottom="0.3cm" fo:text-align="justify" style:justify-single-word="false"/>
      <style:text-properties style:use-window-font-color="true"/>
    </style:style>
    <style:style style:name="P3" style:family="paragraph" style:parent-style-name="Standard">
      <style:paragraph-properties fo:margin-top="0cm" fo:margin-bottom="0.3cm" fo:text-align="justify" style:justify-single-word="false" fo:padding="0.074cm" fo:border-left="none" fo:border-right="none" fo:border-top="none" fo:border-bottom="0.002cm solid #000000" style:join-border="false"/>
      <style:text-properties style:use-window-font-color="true"/>
    </style:style>
    <style:style style:name="P4" style:family="paragraph" style:parent-style-name="Domy_3f_lnie_7e_LT_7e_Notizen">
      <style:paragraph-properties fo:margin-left="0cm" fo:margin-right="0cm" fo:margin-top="0cm" fo:margin-bottom="0.3cm" style:line-height-at-least="0.353cm" fo:text-align="justify" style:justify-single-word="false" fo:text-indent="0cm" style:auto-text-indent="false" fo:padding="0.074cm" fo:border-left="none" fo:border-right="none" fo:border-top="none" fo:border-bottom="0.002cm solid #000000" style:text-autospace="none" style:join-border="false">
        <style:tab-stops/>
      </style:paragraph-properties>
      <style:text-properties style:use-window-font-color="true"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5" style:family="paragraph" style:parent-style-name="Domy_3f_lnie_7e_LT_7e_Notizen">
      <style:paragraph-properties fo:margin-left="0cm" fo:margin-right="0cm" fo:margin-top="0cm" fo:margin-bottom="0.3cm" style:line-height-at-least="0.353cm" fo:text-align="justify" style:justify-single-word="false" fo:text-indent="0cm" style:auto-text-indent="false" fo:padding="0.074cm" fo:border-left="none" fo:border-right="none" fo:border-top="none" fo:border-bottom="0.002cm solid #000000" style:text-autospace="none" style:join-border="false">
        <style:tab-stops/>
      </style:paragraph-properties>
      <style:text-properties style:use-window-font-color="true" style:font-name="Tahoma" style:font-name-asian="Tahoma" style:font-name-complex="Tahoma"/>
    </style:style>
    <style:style style:name="P6" style:family="paragraph" style:parent-style-name="Domy_3f_lnie_7e_LT_7e_Notizen">
      <style:paragraph-properties fo:margin-left="0cm" fo:margin-right="0cm" fo:margin-top="0cm" fo:margin-bottom="0.3cm" style:line-height-at-least="0.353cm" fo:text-align="justify" style:justify-single-word="false" fo:text-indent="0cm" style:auto-text-indent="false" fo:padding="0.074cm" fo:border-left="none" fo:border-right="none" fo:border-top="none" fo:border-bottom="0.002cm solid #000000" style:shadow="none" style:text-autospace="none" style:join-border="false">
        <style:tab-stops/>
      </style:paragraph-properties>
      <style:text-properties style:use-window-font-color="true" style:text-outline="false" style:text-line-through-style="none" style:font-name="TimesNewRomanPSMT" fo:font-size="12pt" fo:font-style="normal" fo:text-shadow="none"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text-emphasize="none"/>
    </style:style>
    <style:style style:name="P7" style:family="paragraph" style:parent-style-name="Domy_3f_lnie_7e_LT_7e_Notizen">
      <style:paragraph-properties fo:margin-left="0cm" fo:margin-right="0cm" fo:margin-top="0cm" fo:margin-bottom="0.3cm" style:line-height-at-least="0.353cm" fo:text-align="justify" style:justify-single-word="false" fo:text-indent="0cm" style:auto-text-indent="false" fo:padding="0.074cm" fo:border-left="none" fo:border-right="none" fo:border-top="none" fo:border-bottom="0.002cm solid #000000" style:shadow="none" style:text-autospace="none" style:join-border="false">
        <style:tab-stops/>
      </style:paragraph-properties>
      <style:text-properties style:use-window-font-color="true" style:font-name="TimesNewRomanPSMT" style:font-name-asian="TimesNewRomanPSMT" style:font-name-complex="TimesNewRomanPSMT"/>
    </style:style>
    <style:style style:name="P8" style:family="paragraph" style:parent-style-name="Domy_3f_lnie_7e_LT_7e_Notizen">
      <style:paragraph-properties fo:margin-left="0cm" fo:margin-right="0cm" fo:margin-top="0cm" fo:margin-bottom="0.3cm" style:line-height-at-least="0.353cm" fo:text-align="justify" style:justify-single-word="false" fo:text-indent="0cm" style:auto-text-indent="false" fo:padding="0cm" fo:border="none" style:shadow="none" style:text-autospace="none" style:join-border="false">
        <style:tab-stops/>
      </style:paragraph-properties>
      <style:text-properties style:use-window-font-color="true" style:text-outline="false" style:text-line-through-style="none" style:font-name="TimesNewRomanPSMT" fo:font-size="12pt" fo:font-style="normal" fo:text-shadow="none"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text-emphasize="none"/>
    </style:style>
    <style:style style:name="P9" style:family="paragraph" style:parent-style-name="Domy_3f_lnie_7e_LT_7e_Notizen">
      <style:paragraph-properties fo:margin-left="0cm" fo:margin-right="0cm" fo:margin-top="0cm" fo:margin-bottom="0.3cm" style:line-height-at-least="0.353cm" fo:text-align="justify" style:justify-single-word="false" fo:text-indent="0cm" style:auto-text-indent="false" fo:padding="0cm" fo:border="none" style:shadow="none" style:text-autospace="none" style:join-border="false">
        <style:tab-stops/>
      </style:paragraph-properties>
      <style:text-properties style:use-window-font-color="true"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10" style:family="paragraph" style:parent-style-name="Domy_3f_lnie_7e_LT_7e_Notizen">
      <style:paragraph-properties fo:margin-left="0cm" fo:margin-right="0cm" fo:margin-top="0cm" fo:margin-bottom="0.3cm" style:line-height-at-least="0.353cm" fo:text-align="justify" style:justify-single-word="false" fo:text-indent="0cm" style:auto-text-indent="false" style:text-autospace="none">
        <style:tab-stops/>
      </style:paragraph-properties>
      <style:text-properties style:use-window-font-color="true" style:text-outline="false" style:text-line-through-style="none" style:font-name="TimesNewRomanPSMT" fo:font-size="12pt" fo:font-style="normal" fo:text-shadow="none"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text-emphasize="none"/>
    </style:style>
    <style:style style:name="P11" style:family="paragraph" style:parent-style-name="Domy_3f_lnie_7e_LT_7e_Notizen">
      <style:paragraph-properties fo:margin-left="0cm" fo:margin-right="0cm" fo:margin-top="0.159cm" fo:margin-bottom="0cm" style:line-height-at-least="0.353cm" fo:text-align="justify"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text-outline="false" style:text-line-through-style="none" style:font-name="TimesNewRomanPSMT" fo:font-size="12pt" fo:font-style="normal" fo:text-shadow="none"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text-emphasize="none"/>
    </style:style>
    <style:style style:name="P12" style:family="paragraph" style:parent-style-name="Domy_3f_lnie_7e_LT_7e_Notizen">
      <style:paragraph-properties fo:margin-left="0cm" fo:margin-right="0cm" fo:margin-top="0.159cm" fo:margin-bottom="0cm" style:line-height-at-least="0.353cm" fo:text-align="justify"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3" style:family="paragraph" style:parent-style-name="Domy_3f_lnie_7e_LT_7e_Notizen">
      <style:paragraph-properties fo:margin-left="0cm" fo:margin-right="0cm" fo:margin-top="0.159cm" fo:margin-bottom="0cm" style:line-height-at-least="0.353cm" fo:text-align="justify"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14" style:family="paragraph" style:parent-style-name="Domy_3f_lnie_7e_LT_7e_Notizen">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style>
    <style:style style:name="P15" style:family="paragraph" style:parent-style-name="Domy_3f_lnie_7e_LT_7e_Notizen">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font-name="TimesNewRomanPSMT" style:font-name-asian="TimesNewRomanPSMT" style:font-name-complex="TimesNewRomanPSMT"/>
    </style:style>
    <style:style style:name="P16" style:family="paragraph" style:parent-style-name="Domy_3f_lnie_7e_LT_7e_Notizen">
      <style:paragraph-properties fo:margin-left="0cm" fo:margin-right="0cm" fo:margin-top="0.159cm" fo:margin-bottom="0cm" style:line-height-at-least="0.353cm" fo:text-align="justify"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font-name="TimesNewRomanPSMT" style:font-name-asian="TimesNewRomanPSMT" style:font-name-complex="TimesNewRomanPSMT"/>
    </style:style>
    <style:style style:name="P17" style:family="paragraph" style:parent-style-name="Domy_3f_lnie_7e_LT_7e_Notizen">
      <style:paragraph-properties fo:margin-left="0cm" fo:margin-right="0cm" fo:margin-top="0.159cm" fo:margin-bottom="0cm" style:line-height-at-least="0.353cm" fo:text-align="start" style:justify-single-word="false" fo:text-indent="0cm" style:auto-text-indent="false" fo:padding="0.074cm" fo:border-left="none" fo:border-right="none" fo:border-top="none" fo:border-bottom="0.002cm solid #000000" style:text-autospace="none" style:join-border="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style>
    <style:style style:name="P18" style:family="paragraph" style:parent-style-name="Domy_3f_lnie_7e_LT_7e_Notizen">
      <style:paragraph-properties fo:margin-left="0cm" fo:margin-right="0cm" fo:margin-top="0.159cm" fo:margin-bottom="0cm" style:line-height-at-least="0.353cm" fo:text-align="justify" style:justify-single-word="false" fo:text-indent="0cm" style:auto-text-indent="false" fo:padding="0.074cm" fo:border-left="none" fo:border-right="none" fo:border-top="none" fo:border-bottom="0.002cm solid #000000" style:text-autospace="none" style:join-border="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style>
    <style:style style:name="P19" style:family="paragraph" style:parent-style-name="Domy_3f_lnie_7e_LT_7e_Notizen">
      <style:paragraph-properties fo:margin-left="0cm" fo:margin-right="0cm" fo:margin-top="0.159cm" fo:margin-bottom="0cm" style:line-height-at-least="0.353cm" fo:text-align="justify" style:justify-single-word="false" fo:text-indent="0cm" style:auto-text-indent="false" fo:padding="0.074cm" fo:border-left="none" fo:border-right="none" fo:border-top="none" fo:border-bottom="0.002cm solid #000000" style:text-autospace="none" style:join-border="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font-name="Times New Roman" style:font-name-asian="Times New Roman" style:font-name-complex="Times New Roman"/>
    </style:style>
    <style:style style:name="P20" style:family="paragraph" style:parent-style-name="Domy_3f_lnie_7e_LT_7e_Notizen">
      <style:paragraph-properties fo:margin-left="0cm" fo:margin-right="0cm" fo:margin-top="0.159cm" fo:margin-bottom="0cm" style:line-height-at-least="0.353cm" fo:text-align="justify" style:justify-single-word="false" fo:text-indent="0cm" style:auto-text-indent="false" fo:padding="0.074cm" fo:border-left="none" fo:border-right="none" fo:border-top="none" fo:border-bottom="0.002cm solid #000000" style:text-autospace="none" style:join-border="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21" style:family="paragraph" style:parent-style-name="Domy_3f_lnie_7e_LT_7e_Notizen">
      <style:paragraph-properties fo:margin-left="0cm" fo:margin-right="0cm" fo:margin-top="0.159cm" fo:margin-bottom="0cm" style:line-height-at-least="0.353cm" fo:text-align="justify" style:justify-single-word="false" fo:text-indent="0cm" style:auto-text-indent="false" fo:padding="0.074cm" fo:border-left="none" fo:border-right="none" fo:border-top="none" fo:border-bottom="0.002cm solid #000000" style:text-autospace="none" style:join-border="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22" style:family="paragraph" style:parent-style-name="Domy_3f_lnie_7e_LT_7e_Notizen">
      <style:paragraph-properties fo:margin-top="0cm" fo:margin-bottom="0.3cm" fo:text-align="justify" style:justify-single-word="false" fo:padding="0.074cm" fo:border-left="none" fo:border-right="none" fo:border-top="none" fo:border-bottom="0.002cm solid #000000" style:join-border="false">
        <style:tab-stops/>
      </style:paragraph-properties>
      <style:text-properties style:use-window-font-color="true" style:font-name="TimesNewRomanPSMT" style:font-name-asian="TimesNewRomanPSMT" style:font-name-complex="TimesNewRomanPSMT"/>
    </style:style>
    <style:style style:name="P23" style:family="paragraph" style:parent-style-name="Domy_3f_lnie_7e_LT_7e_Notizen">
      <style:paragraph-properties fo:margin-top="0cm" fo:margin-bottom="0.3cm" fo:text-align="justify" style:justify-single-word="false" fo:padding="0.074cm" fo:border-left="none" fo:border-right="none" fo:border-top="none" fo:border-bottom="0.002cm solid #000000" style:join-border="false">
        <style:tab-stops/>
      </style:paragraph-properties>
      <style:text-properties style:use-window-font-color="true" style:text-outline="false" style:text-line-through-style="none" style:font-name="TimesNewRomanPSMT" fo:font-size="12pt" fo:font-style="normal" fo:text-shadow="none"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text-emphasize="none"/>
    </style:style>
    <style:style style:name="P24" style:family="paragraph" style:parent-style-name="Domy_3f_lnie_7e_LT_7e_Notizen">
      <style:paragraph-properties fo:margin-top="0cm" fo:margin-bottom="0.3cm" fo:text-align="justify" style:justify-single-word="false">
        <style:tab-stops/>
      </style:paragraph-properties>
      <style:text-properties style:use-window-font-color="true" style:text-outline="false" style:text-line-through-style="none" style:font-name="TimesNewRomanPSMT" fo:font-size="12pt" fo:font-style="normal" fo:text-shadow="none"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text-emphasize="none"/>
    </style:style>
    <style:style style:name="P25" style:family="paragraph" style:parent-style-name="Domy_3f_lnie_7e_LT_7e_Notizen">
      <style:paragraph-properties fo:margin-top="0cm" fo:margin-bottom="0.3cm" fo:text-align="justify" style:justify-single-word="false"/>
      <style:text-properties style:use-window-font-color="true"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26" style:family="paragraph" style:parent-style-name="Domy_3f_lnie_7e_LT_7e_Notizen">
      <style:paragraph-properties fo:margin-top="0cm" fo:margin-bottom="0.3cm" fo:text-align="justify" style:justify-single-word="false">
        <style:tab-stops/>
      </style:paragraph-properties>
      <style:text-properties style:use-window-font-color="true"/>
    </style:style>
    <style:style style:name="P27" style:family="paragraph" style:parent-style-name="Domy_3f_lnie_7e_LT_7e_Notizen">
      <style:paragraph-properties fo:margin-top="0cm" fo:margin-bottom="0.3cm" fo:text-align="justify" style:justify-single-word="false">
        <style:tab-stops/>
      </style:paragraph-properties>
      <style:text-properties style:use-window-font-color="true" style:font-name="TimesNewRomanPSMT" style:font-name-asian="TimesNewRomanPSMT" style:font-name-complex="TimesNewRomanPSMT"/>
    </style:style>
    <style:style style:name="P2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outline="false"/>
    </style:style>
    <style:style style:name="T2" style:family="text">
      <style:text-properties style:text-outline="false" style:text-line-through-style="none" style:font-name="TimesNewRomanPSMT" fo:font-size="12pt" fo:font-style="normal" fo:text-shadow="none"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text-emphasize="none"/>
    </style:style>
    <style:style style:name="T3" style:family="text">
      <style:text-properties style:text-outline="false" style:text-line-through-style="none" style:font-name="TimesNewRomanPSMT" fo:font-size="12pt" fo:font-style="normal" fo:text-shadow="none" style:text-underline-style="none" fo:font-weight="normal" style:font-name-asian="TimesNewRomanPSMT" style:font-size-asian="12pt" style:font-style-asian="normal" style:font-weight-asian="normal" style:font-name-complex="Times New Roman" style:font-size-complex="12pt" style:font-style-complex="normal" style:font-weight-complex="normal" style:text-emphasize="none"/>
    </style:style>
    <style:style style:name="T4" style:family="text">
      <style:text-properties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style>
    <style:style style:name="T5" style:family="text">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6" style:family="text">
      <style:text-properties style:font-name="TimesNewRomanPSMT"/>
    </style:style>
    <style:style style:name="T7" style:family="text">
      <style:text-properties style:font-name="TimesNewRomanPSMT" style:font-name-asian="TimesNewRomanPSMT" style:font-name-complex="TimesNewRomanPSMT"/>
    </style:style>
    <style:style style:name="T8" style:family="text">
      <style:text-properties style:font-name="CourierNewPSMT" fo:font-size="10pt" style:font-name-asian="CourierNewPSMT" style:font-size-asian="10pt" style:font-name-complex="CourierNewPSMT" style:font-size-complex="10pt"/>
    </style:style>
    <style:style style:name="T9" style:family="text">
      <style:text-properties style:text-position="sub 58%"/>
    </style:style>
    <style:style style:name="T10" style:family="text">
      <style:text-properties style:font-name="Times New Roman"/>
    </style:style>
    <style:style style:name="T11" style:family="text">
      <style:text-properties style:font-name="Times New Roman" style:font-name-asian="Times New Roman" style:font-name-complex="Times New Roman"/>
    </style:style>
    <style:style style:name="T12" style:family="text">
      <style:text-properties style:font-name="Times New Roman" fo:font-style="italic" style:font-name-asian="Times New Roman" style:font-style-asian="italic" style:font-name-complex="Times New Roman" style:font-style-complex="italic"/>
    </style:style>
    <style:style style:name="T13" style:family="text">
      <style:text-properties style:text-position="-41% 100%"/>
    </style:style>
    <style:style style:name="T14" style:family="text">
      <style:text-properties style:font-name-complex="Tahoma"/>
    </style:style>
    <style:style style:name="T15" style:family="text">
      <style:text-properties style:font-name-asian="TimesNewRomanPSMT"/>
    </style:style>
    <style:style style:name="T16" style:family="text">
      <style:text-properties style:font-name-complex="TimesNewRomanPSMT"/>
    </style:style>
    <style:style style:name="T17" style:family="text">
      <style:text-properties style:text-line-through-style="none"/>
    </style:style>
    <style:style style:name="T18" style:family="text">
      <style:text-properties fo:font-size="12pt"/>
    </style:style>
    <style:style style:name="T19" style:family="text">
      <style:text-properties fo:font-style="normal"/>
    </style:style>
    <style:style style:name="T20" style:family="text">
      <style:text-properties fo:text-shadow="none"/>
    </style:style>
    <style:style style:name="T21" style:family="text">
      <style:text-properties style:text-underline-style="none"/>
    </style:style>
    <style:style style:name="T22" style:family="text">
      <style:text-properties fo:font-weight="normal"/>
    </style:style>
    <style:style style:name="T23" style:family="text">
      <style:text-properties style:font-size-asian="12pt"/>
    </style:style>
    <style:style style:name="T24" style:family="text">
      <style:text-properties style:font-style-asian="normal"/>
    </style:style>
    <style:style style:name="T25" style:family="text">
      <style:text-properties style:font-weight-asian="normal"/>
    </style:style>
    <style:style style:name="T26" style:family="text">
      <style:text-properties style:font-size-complex="12pt"/>
    </style:style>
    <style:style style:name="T27" style:family="text">
      <style:text-properties style:font-style-complex="normal"/>
    </style:style>
    <style:style style:name="T28" style:family="text">
      <style:text-properties style:font-weight-complex="normal"/>
    </style:style>
    <style:style style:name="T29" style:family="text">
      <style:text-properties style:text-emphasize="none"/>
    </style:style>
    <style:style style:name="T30" style:family="text">
      <style:text-properties style:font-name-asian="Times New Roman"/>
    </style:style>
    <style:style style:name="T31" style:family="text">
      <style:text-properties style:font-name-complex="Times New Roman"/>
    </style:style>
    <style:style style:name="T32"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line-through-mode="continuous"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Witam, nazywam się Dariusz Maciejewski. Zaprezentuje państwu moją pracę magisterską – czyli grę komputerową 'Camera Fighter'.<office:annotation><dc:creator>Dariusz Maciejewski</dc:creator><dc:date>2008-10-26T15:17:20.06</dc:date><text:p text:style-name="P28"><text:span text:style-name="T32">Witam...</text:span></text:p></office:annotation></text:p>
      <text:p text:style-name="P24">Plan prezentacji</text:p>
      <text:p text:style-name="P26"><text:span text:style-name="T2">Jej celem było przeanalizowanie krok po kroku procesu powstawania gry. Aby w pełni poznać problematykę tworzenia każdego podsystemu gry nie skorzystałem z możliwości zastosowania dostępnych w internecie otwartych silników graficznych oraz fizycznych, lecz opracowałem własne rozwiązania.</text:span><text:span text:style-name="T2"><office:annotation><dc:creator>Dariusz Maciejewski</dc:creator><dc:date>2008-10-26T15:19:24.08</dc:date><text:p text:style-name="P28"><text:span text:style-name="T32">Cel – przeanalizowanie procesu powstawania gry</text:span></text:p></office:annotation></text:span></text:p>
      <text:p text:style-name="P27"><text:span text:style-name="T4">W założeniu ruch postaci miał być sterowany za pomocą analizy obrazu z kamer USB. Jednakże kolega odpowiedzialny za wykonanie modułu Motion Capture nie ukończył jeszcze swej pracy, więc demonstracji tej nowatorskiej techniki sterowania mogą się państwo spodziewać w przyszłym semestrze.</text:span><text:span text:style-name="T4"><office:annotation><dc:creator>Dariusz Maciejewski</dc:creator><dc:date>2008-10-26T15:19:52.08</dc:date><text:p text:style-name="P28"><text:span text:style-name="T32">Motion capture</text:span></text:p></office:annotation></text:span></text:p>
      <text:p text:style-name="P27"><text:span text:style-name="T4">Z racji specyficznego sterowania, musieliśmy wybrać tematykę gry w której przemieszczanie się jest sprawą drugorzędną, ponieważ gracz stojący przed kamerami nie może odchodzić z miejsca w którym stoi. Nasz wybór padł na symulator sztuk walki. Poruszaniem postaci może się tu zająć sztuczna inteligencja, natomiast gracz steruje wykonywaniem ciosów.</text:span><text:span text:style-name="T4"><office:annotation><dc:creator>Dariusz Maciejewski</dc:creator><dc:date>2008-10-26T15:20:10.08</dc:date><text:p text:style-name="P28"><text:span text:style-name="T32">Tematyka gry</text:span></text:p></office:annotation></text:span></text:p>
      <text:p text:style-name="P23">Tematykę gry oraz nowatorski sposób sterowania postanowiliśmy odzwierciedlić w jej tytule. </text:p>
      <text:p text:style-name="P24">Szkielet aplikacji – klasa Application</text:p>
      <text:p text:style-name="P24">Większości współczesnych programów wchodzących w interakcję z użytkownikiem tworzonych jest w oparciu o modelu programowania sterowanego zdarzeniami<office:annotation><dc:creator>Dariusz Maciejewski</dc:creator><dc:date>2008-10-26T15:32:55.09</dc:date><text:p text:style-name="P28"><text:span text:style-name="T32">Programowanie sterowane zdarzeniami, a programowanie czasu rzeczywistego</text:span></text:p></office:annotation> – określony kod jest uruchamiany w odpowiedzi na zdarzenia wywoływanych przez system oraz użytkownika. Gry komputerowe wiążą się z tworzeniem systemu czasu rzeczywistego – symulacja świata podzielona jest na kolejne klatki, w których zdarzenia następują w określonej kolejności.</text:p>
      <text:p text:style-name="P4"><text:span text:style-name="T7">Na potrzeby tej pracy utworzono uniwersalną klasę </text:span><text:span text:style-name="T8">Application</text:span><text:span text:style-name="T7">, która wspiera przedstawiony</text:span><text:span text:style-name="T7"><office:annotation><dc:creator>Dariusz Maciejewski</dc:creator><dc:date>2008-10-26T15:34:33.09</dc:date><text:p text:style-name="P28"><text:span text:style-name="T32">Klasa Application – uniwerslaność + IWindow + IScene</text:span></text:p></office:annotation></text:span><text:span text:style-name="T7"> powyżej model.</text:span></text:p>
      <text:p text:style-name="P10">Szkielet aplikacji – klasa IWindow</text:p>
      <text:p text:style-name="P5"><text:span text:style-name="T2">Współczesne gry i programy w większości porzuciły komunikację poprzez konsolę na rzecz graficznego przedstawiania informacji w oknach. Klasa </text:span>IWindow <text:span text:style-name="T2">udostępnia uniwersalny interfejs okna, który następnie klasa potomna implementuje dla konkretnego API systemowego i graficznego. Projekt wykorzystuje klasę </text:span>GLWindow <text:span text:style-name="T2">która implementuje API OpenGL poprzez WinAPI bądź X11.</text:span><text:span text:style-name="T2"><office:annotation><dc:creator>Dariusz Maciejewski</dc:creator><dc:date>2008-10-26T15:37:00.13</dc:date><text:p text:style-name="P28"><text:span text:style-name="T32">Uniwersalny interfejs okna, pochodne GLWindow dla WinAPI oraz X11</text:span></text:p></office:annotation></text:span></text:p>
      <text:p text:style-name="P10">Szkielet aplikacji – klasa IScene</text:p>
      <text:p text:style-name="P9"><text:span text:style-name="T7">Aby podzielić aplikację na niezależne logicznie tryby pracy oraz uniezależnić klasę </text:span><text:span text:style-name="T8">Application </text:span><text:span text:style-name="T7">od logiki, stworzona została klasa </text:span><text:span text:style-name="T8">IScene</text:span><text:span text:style-name="T7">. Pojedyncza scena przedstawia zamknięty logicznie, samowystarczalny fragment logiki aplikacji. Z innymi scenami powinien ją łączyć jedynie kod odpowiedzialny za przejście do kolejnej sceny.</text:span><text:span text:style-name="T7"><office:annotation><dc:creator>Dariusz Maciejewski</dc:creator><dc:date>2008-10-26T15:39:34.14</dc:date><text:p text:style-name="P28"><text:span text:style-name="T32">IScene uniezależnia klasę Application od logiki.</text:span></text:p><text:p text:style-name="P28"><text:span text:style-name="T32">Zamknięty logicznie, samowystarczalny fragment logiki.</text:span></text:p></office:annotation></text:span></text:p>
      <text:p text:style-name="P7"><text:span text:style-name="T4">W typowej grze komputerami jako niezależne sceny można by potraktować menu, rozgrywkę, przerywnik filmowy bądź wbudowany edytor.</text:span><text:span text:style-name="T4"><office:annotation><dc:creator>Dariusz Maciejewski</dc:creator><dc:date>2008-10-26T15:40:58.14</dc:date><text:p text:style-name="P28"><text:span text:style-name="T32">Klasy potomne – Menu, Rozgrywka, Edytor, Konsola, Przerywnik Filmowy – implementują konkretną logikę</text:span></text:p></office:annotation></text:span></text:p>
      <text:p text:style-name="P10">Szkielet aplikacji – klasa InputMgr</text:p>
      <text:p text:style-name="P6">Gry różnią się od typowych programów interpretacją zdarzeń związanych z klawiaturą. Przeciętny program reaguje na moment wciśnięcia klawisza (np. w edytorze tekstu, pojawi się nowa litera), lub <text:soft-page-break/>jego zwolnienia. W grach uwaga bardziej skupia się na stanie klawisza (wciśnięty lub nie), niż momencie jego zmiany.<office:annotation><dc:creator>Dariusz Maciejewski</dc:creator><dc:date>2008-10-26T15:43:04.16</dc:date><text:p text:style-name="P28"><text:span text:style-name="T32">Moment wciśnięcia klawisza, a stan klawisza</text:span></text:p></office:annotation> Gdy jedziemy wirtualnym samochodem, to przytrzymany klawisz odpowiedzialny za przyspieszenie, powoduje jednostajny wzrost prędkości auta. Pojawia się w tym miejscu druga różnica między grami, a resztą programów. Na przeciętnej klawiaturze próżno szukać klawisza przyspieszenia. Gra musi więc mapować standardowe klawisze, na ich docelowe znaczenie.</text:p>
      <text:p text:style-name="P8">Silnik graficzny</text:p>
      <text:p text:style-name="P3">Silnik graficzny jest jednym z głównych podsystemów gry. Silnik taki powinien być bardzo elastyczny i wydajny. Stworzenie uniwersalnego silnika pozwala na jego ponowne wykorzystanie w kolejnym produkcie, co znacznie skraca czas i zmniejsza koszty wydawania kolejnych tytułów.</text:p>
      <text:p text:style-name="P2"><text:span text:style-name="T7">Renderowanie obiektu 3D</text:span></text:p>
      <text:p text:style-name="P25"><text:span text:style-name="T7">Moduł renderujący obiekt udostępnia szereg technik renderowania oraz metody zarządzające </text:span><text:span text:style-name="T7">danymi modelu przechowywanymi w pamięci karty graficznej. Aby zoptymalizować proces renderowania, elementy modelu które znajdują się poza obszarem widzenia zostają pominięte.</text:span><text:span text:style-name="T7"><office:annotation><dc:creator>Dariusz Maciejewski</dc:creator><dc:date>2008-10-26T16:29:55.17</dc:date><text:p text:style-name="P28"><text:span text:style-name="T32">Zarządzanie pamięcią GPU, pomijanie niewidocznych obiektów</text:span></text:p></office:annotation></text:span></text:p>
      <text:p text:style-name="P11">Najbardziej oczywistym sposobem renderowania modelu, jest renderowanie jednoprzebiegowe – raz na klatkę wysyłamy do karty graficznej informacje o modelu. Każdy fragment modelu, za jednym przejściem jest oświetlany wszystkimi światłami w jego pobliżu. Rozwiązanie takie jest wydajne, ale nie pozwala na przedstawianie takich efektów jak cienie czy odbicia. Aby je uzyskać musimy zastosować rendering wieloprzebiegowy.<text:span text:style-name="T9"><office:annotation><dc:creator>Dariusz Maciejewski</dc:creator><dc:date>2008-10-26T16:30:19.17</dc:date><text:p text:style-name="P28"><text:span text:style-name="T32">Renderowanie jednoprzebiegowe – oświetlenie wszystkimi światłami w jednym przejściu, brak cieni rzuconych</text:span></text:p></office:annotation></text:span></text:p>
      <text:p text:style-name="P11">Pierwszym etapem renderowania wieloprzebiegowego powinno być renderowanie do bufora głębi ('depth first rendering'). Dzięki temu zmniejszamy ilość fragmentów które będzie musiała wyrenderować karta w kolejnych krokach. Normalnie część wyrenderowanych trójkątów zostanie zasłonięta trójkątami renderowanymi w następnej kolejności. Na podstawie zawartości bufora głębi, mogą one być we wczesnym etapie odrzucone przez kartę graficzną.<office:annotation><dc:creator>Dariusz Maciejewski</dc:creator><dc:date>2008-10-26T16:31:48.17</dc:date><text:p text:style-name="P28"><text:span text:style-name="T32">Dzięki DFR, więcej fragmentów zostanie odrzuconych w kolejnych etapach</text:span></text:p></office:annotation></text:p>
      <text:p text:style-name="P17"><text:span text:style-name="T2">Każde światło bezpośrednio oświetlające obiekt renderowane jest w w oddzielnym przejściu, gdyż cienie rzucane przez obiekty zależą od położenia źródła światła. Cienie objętościowe renderowane są do bufora szablonowego (stencil buffer), na podstawie zawartości tego bufora, karta graficzna pomija renderowanie fragmentów, na które pada cień.</text:span><text:span text:style-name="T2"><office:annotation><dc:creator>Dariusz Maciejewski</dc:creator><dc:date>2008-10-26T16:33:26.19</dc:date><text:p text:style-name="P28"><text:span text:style-name="T32">Światła bezpośrednie, cienie</text:span></text:p></office:annotation></text:span></text:p>
      <text:p text:style-name="P14"><text:span text:style-name="T7">Renderowanie sceny</text:span></text:p>
      <text:p text:style-name="P18"><text:span text:style-name="T7">W moim silniku graficznym scena może być renderowana wieloprzebiegowo, zgodnie ze schematem omówionym na poprzednim slajdzie, bądź jednoprzebiegowo, bez jakiegokolwiek oświetlenia. Na poniższych obrazkach widać odpowiednio scenę renderowaną bez świateł, ze światłami oraz ze światłami rzucającymi cienie objętościowe.</text:span><text:span text:style-name="T7"><office:annotation><dc:creator>Dariusz Maciejewski</dc:creator><dc:date>2008-10-26T16:42:35.19</dc:date><text:p text:style-name="P28"><text:span text:style-name="T32">Renderowanie jedno i wieloprzebiegowe</text:span></text:p></office:annotation></text:span></text:p>
      <text:p text:style-name="P15">Programowanie pod GPU</text:p>
      <text:p text:style-name="P18"><text:span text:style-name="T2">Nowoczesne karty graficzne umożliwiają uruchomienie na GPU prostych programów przetwarzających wierzchołki, bądź pojedyncze piksele renderowanych figur. GPU jest procesorem wyspecjalizowanym w przetwarzaniu geometrii 3D, więc zrobi to dużo efektywniej od CPU. Ponadto animując obiekty po stronie GPU, nie musimy w każdej klatce wysyłać do karty graficznej nowego położenia wierzchołków. Programy GPU pozwalają również zaimplementowanie takich efektów jak zaawansowane oświetlenie czy mapowanie wypukłości.</text:span><text:span text:style-name="T2"><office:annotation><dc:creator>Dariusz Maciejewski</dc:creator><dc:date>2008-10-26T16:44:42.20</dc:date><text:p text:style-name="P28"><text:span text:style-name="T32">Programy GPU – szybkie przetwarzanie wierzchołków i pikseli, zaawansowane efekty wizualne</text:span></text:p></office:annotation></text:span></text:p>
      <text:p text:style-name="P14"><text:span text:style-name="T7">Fizyka – wykrywanie kolizji</text:span></text:p>
      <text:p text:style-name="P11">Kolejnym podsystemem który chciałbym omówić jest silnik fizyczny.</text:p>
      <text:p text:style-name="P19"><text:span text:style-name="T4">Detekcja kolizji jest niezbędnym elementem każdego symulatora fizyki.</text:span><text:span text:style-name="T4"><office:annotation><dc:creator>Dariusz Maciejewski</dc:creator><dc:date>2008-10-26T16:51:45.20</dc:date><text:p text:style-name="P28"><text:span text:style-name="T32">Detekcja kolizji wymagana do symulowania fizyki</text:span></text:p></office:annotation></text:span><text:span text:style-name="T4"> W wyniku detekcji kolizji </text:span><text:soft-page-break/><text:span text:style-name="T4">silnik fizyczny otrzymuje informacje które umożliwiają symulację oddziaływań między ciałami. Detektory wykrywają kolizje na jeden z dwóch sposobów: metodą a priori bądź a posteriori.</text:span></text:p>
      <text:p text:style-name="P15">Wykrywanie kolizji 2</text:p>
      <text:p text:style-name="P18"><text:span text:style-name="T5">Ponieważ obiekty składają się z zestawu wielu trójkątów, oczywistym podejściem do detekcji kolizji jest sprawdzenie czy doszło do kolizji między dowolną parą trójkątów.</text:span><text:span text:style-name="T5"><office:annotation><dc:creator>Dariusz Maciejewski</dc:creator><dc:date>2008-10-26T16:55:07.22</dc:date><text:p text:style-name="P28"><text:span text:style-name="T32">Zderzenie siatek = zderzenie trójkątów</text:span></text:p></office:annotation></text:span><text:span text:style-name="T5"> Jednakże nawet przy zastosowaniu najszybszych algorytmów, sprawdzenie kolizji między dwoma obiektami składającymi się z kilkudziesięciu tysięcy trójkątów, może trwać nawet kilka sekund.</text:span></text:p>
      <text:p text:style-name="P14"><text:span text:style-name="T7">Wykrywanie kolizji 3</text:span></text:p>
      <text:p text:style-name="P1"><text:span text:style-name="T7">Aby poprawić wydajność detektora kolizji, należy drastycznie przyciąć zbiór trójkątów które mogą ze sobą kolidować.</text:span></text:p>
      <text:p text:style-name="P18"><text:span text:style-name="T2">Popularną techniką przycinania jest Hierarchia Brył Otaczających. T</text:span><text:span text:style-name="T5">echnika ta polega na podziale obiektu na hierarchiczne drzewo mniejszych elementów. Każdy węzeł drzewa zawiera informację o otaczającej go bryle. Bryłą tą najczęściej są sfery, sześciany bądź walce.</text:span><text:span text:style-name="T5"><office:annotation><dc:creator>Dariusz Maciejewski</dc:creator><dc:date>2008-10-26T16:58:50.23</dc:date><text:p text:style-name="P28"><text:span text:style-name="T32">BVH</text:span></text:p></office:annotation></text:span></text:p>
      <text:p text:style-name="P14"><text:span text:style-name="T7">Wykrywanie kolizji 4</text:span></text:p>
      <text:p text:style-name="P19"><text:span text:style-name="T4">Złożona scena 3D może składać się z bardzo dużej ilości obiektów. Aby przyciąć zbiór obiektów które mogą ze sobą kolidować, stosuje się techniki podziału przestrzeni. W zależności od specyfiki gry można zastosować Binarny Podział Przestrzeni, drzewa czwórkowe bądź ósemkowe,</text:span><text:span text:style-name="T4"><office:annotation><dc:creator>Dariusz Maciejewski</dc:creator><dc:date>2008-10-26T17:01:15.25</dc:date><text:p text:style-name="P28"><text:span text:style-name="T32">Quadtree, Octree</text:span></text:p></office:annotation></text:span></text:p>
      <text:p text:style-name="P16">Fizyka ciał sztywnych</text:p>
      <text:p text:style-name="P1">Posiadając wiedzę o siłach oddziałujących na obiekty oraz kolizjach do których doszło, można przejść do symulacji ruchu. Przykładowym podejściem może być otwarcie podręcznika do fizyki i zastosowanie przedstawionych w nim wzorów opisujących ruch.<office:annotation><dc:creator>Dariusz Maciejewski</dc:creator><dc:date>2008-10-26T17:03:24.25</dc:date><text:p text:style-name="P28"><text:span text:style-name="T32">Opis dynamiczny fizyki</text:span></text:p></office:annotation></text:p>
      <text:p text:style-name="P20"><text:span text:style-name="T11">Alternatywne podejście do symulacji fizyki zastosowano po raz pierwszy w grze </text:span><text:span text:style-name="T12">Hitman: Codename 47</text:span><text:span text:style-name="T11">. Polega ono na rozbiciu obiektu na zbiór punktów materialnych i rozpatrywaniu ruchu każdego punktu osobno. Ponadto, w celu poprawy stabilności algorytmu, zrezygnowano z przechowywania prędkości cząsteczki.</text:span><text:span text:style-name="T11"><office:annotation><dc:creator>Dariusz Maciejewski</dc:creator><dc:date>2008-10-26T17:05:56.25</dc:date><text:p text:style-name="P28"><text:span text:style-name="T32">Całkowanie Verlet'a</text:span></text:p></office:annotation></text:span><text:span text:style-name="T11"> Podejście to nazywa się całkowaniem Verlet'a i jest szeroko wykorzystywane w symulacji dynamiki molekularnej.</text:span></text:p>
      <text:p text:style-name="P1">Fizyka - całkowanie Verlet'a</text:p>
      <text:p text:style-name="P21">Za pomocą chmury niezależnych punktów materialnych, możemy opisać co najwyżej silnik cząsteczkowy. Jeśli jednak chcielibyśmy by nasze cząsteczki opisywały bardziej złożone ciała, musimy nałożyć na nie ograniczenia.<office:annotation><dc:creator>Dariusz Maciejewski</dc:creator><dc:date>2008-10-26T17:11:59.27</dc:date><text:p text:style-name="P28"><text:span text:style-name="T32">Ograniczenia</text:span></text:p></office:annotation> W silniku Verlet'a ograniczenia spełniane są poprzez relaksację. Co interesujące, w pojedynczej klatce symulacji nie musimy doprowadzać do spełnienia wszystkich ograniczeń. Korygowanie pozycji cząsteczek może być kontynuowane w kolejnych klatkach.<office:annotation><dc:creator>Dariusz Maciejewski</dc:creator><dc:date>2008-10-26T17:11:52.27</dc:date><text:p text:style-name="P28"><text:span text:style-name="T32">Relaksacja</text:span></text:p></office:annotation></text:p>
      <text:p text:style-name="P1">Fizyka – szmaciane lalki</text:p>
      <text:p text:style-name="P1">Dynamiczne tworzenie animacji<office:annotation><dc:creator>Dariusz Maciejewski</dc:creator><dc:date>2008-10-26T17:42:00.28</dc:date><text:p text:style-name="P28"><text:span text:style-name="T32">Dynamiczne animacje</text:span></text:p></office:annotation></text:p>
      <text:p text:style-name="P1">Silnik oparty na całkowaniu Verlet'a bardzo dobrze nadaje się również do symulowania fizyki ciał posiadających szkielet. Wystarczy stawy przedstawić jako punkty materialne, a kości jako warunki zachowania stałej odległości. Dodatkowo należy dodać ograniczenia kątowe, które uniemożliwią 'wykręcanie stawów'.<office:annotation><dc:creator>Dariusz Maciejewski</dc:creator><dc:date>2008-10-26T17:42:16.28</dc:date><text:p text:style-name="P28"><text:span text:style-name="T32">Całkowanie Verlet'a</text:span></text:p></office:annotation></text:p>
      <text:p text:style-name="P1">Cząsteczki reprezentujące stawy muszą być napędzane nie tylko samym procesem całkowania Verlet'a, ale również przez zewnętrzne źródła ruchu, takie jak animacje przygotowane przez artystów. Należy więc zastosować algorytm, który będzie mieszał zewnętrzną animację z wynikiem działania całkowania. Waga każdego ze źródeł powinna być zmienna. Jeśli np. model zostanie uderzony z dużą siłą, to kontrolę powinien przejąć silnik Verlet'a. W pozostałych sytuacjach <text:soft-page-break/>większą wagę powinno się przykładać do 'woli' postaci, czyli animacji narzuconych przez logikę gry.<office:annotation><dc:creator>Dariusz Maciejewski</dc:creator><dc:date>2008-10-26T17:42:34.28</dc:date><text:p text:style-name="P28"><text:span text:style-name="T32">Mieszana lalka</text:span></text:p></office:annotation></text:p>
      <text:p text:style-name="P13"><text:span text:style-name="T11">Takie mieszanie animacji rodziło jednak pewne problemy. Mechanizm Verleta kontynuował ruch zainicjowany przez animację powodując niestabilność całego obiektu. W ostatecznej wersji każdy staw nadal jest traktowany jako cząsteczka, jej prędkość jest jednak przechowywana w bezpośredniej postaci, tak jak dla <text:s/>ciał sztywnych. Z silnika Verleta zachowałem jedynie mechanizm relaksacji naruszonych ograniczeń ruchu kości. Procesowi relaksacji podlegają jednak jedynie kości które zostały 'skrzywdzone' uderzeniem, bądź sąsiadują z innymi 'skrzywdzonymi' </text:span><text:span text:style-name="T11">kośćmi. Pozostałe kości poruszają się zgodnie z definicjami zawartymi w animacjach.</text:span><text:span text:style-name="T11"><office:annotation><dc:creator>Dariusz Maciejewski</dc:creator><dc:date>2008-10-26T17:43:13.28</dc:date><text:p text:style-name="P28"><text:span text:style-name="T32">Problemy z Verlet'em</text:span></text:p></office:annotation></text:span></text:p>
      <text:p text:style-name="P13"><text:span text:style-name="T11">Zastosowanie silnika Verleta byłoby możliwe, gdyby animacje były definiowane przez siłę, jaką należy nadać stawowi, by znalazł się w pożądanej pozycji, a nie przez bezpośrednie podanie docelowego miejsca. Takie podejście określane jest mianem animacji proceduralnej – logika gry określa efekt jaki chce uzyskać, a silnik fizyczny odpowiedzialny jest za wykonanie ruchu zgodnie z panującymi warunkami fizycznymi.</text:span><text:span text:style-name="T11"><office:annotation><dc:creator>Dariusz Maciejewski</dc:creator><dc:date>2008-10-26T17:32:50.30</dc:date><text:p text:style-name="P28"><text:span text:style-name="T32">Animacja proceduralna</text:span></text:p></office:annotatio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3" svg:font-family="Tahoma"/>
    <style:font-face style:name="TimesNewRomanPSMT" svg:font-family="TimesNewRomanPSMT" style:font-family-generic="roman"/>
    <style:font-face style:name="Segoe UI" svg:font-family="'Segoe UI'"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Normalny"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Domy_3f_lnie" style:display-name="Domy?lnie"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style style:name="Wci_3f_cie_20_pierwszego_20_wiersza" style:display-name="Wci?cie pierwszego wiersza" style:family="paragraph" style:parent-style-name="Domy_3f_lnie">
      <style:paragraph-properties fo:margin-left="0cm" fo:margin-right="0cm"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left="0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Domy_3f_lnie_7e_LT_7e_Gliederung_20_1" style:display-name="Domy?lnie~LT~Gliederung 1" style:family="paragraph">
      <style:paragraph-properties fo:margin-left="1.191cm" fo:margin-right="0cm" fo:margin-top="0cm" fo:margin-bottom="0.503cm" fo:line-height="85%" fo:text-align="start" style:justify-single-word="false" fo:text-indent="0cm" style:auto-text-indent="false" style:text-autospace="none">
        <style:tab-stops>
          <style:tab-stop style:position="0.056cm"/>
          <style:tab-stop style:position="1.305cm"/>
          <style:tab-stop style:position="2.552cm"/>
          <style:tab-stop style:position="3.801cm"/>
          <style:tab-stop style:position="5.048cm"/>
          <style:tab-stop style:position="6.297cm"/>
          <style:tab-stop style:position="7.544cm"/>
          <style:tab-stop style:position="8.791cm"/>
          <style:tab-stop style:position="10.04cm"/>
          <style:tab-stop style:position="11.287cm"/>
          <style:tab-stop style:position="12.536cm"/>
          <style:tab-stop style:position="13.785cm"/>
          <style:tab-stop style:position="15.032cm"/>
          <style:tab-stop style:position="16.281cm"/>
          <style:tab-stop style:position="17.528cm"/>
          <style:tab-stop style:position="18.777cm"/>
          <style:tab-stop style:position="20.024cm"/>
          <style:tab-stop style:position="21.273cm"/>
          <style:tab-stop style:position="22.52cm"/>
          <style:tab-stop style:position="23.768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omy_3f_lnie_7e_LT_7e_Gliederung_20_2" style:display-name="Domy?lnie~LT~Gliederung 2" style:family="paragraph" style:parent-style-name="Domy_3f_lnie_7e_LT_7e_Gliederung_20_1">
      <style:paragraph-properties fo:margin-left="2.39cm" fo:margin-right="0cm" fo:margin-top="0cm" fo:margin-bottom="0.4cm" fo:text-indent="0cm" style:auto-text-indent="false">
        <style:tab-stops>
          <style:tab-stop style:position="-2.284cm"/>
          <style:tab-stop style:position="-1.037cm"/>
          <style:tab-stop style:position="0.212cm"/>
          <style:tab-stop style:position="1.459cm"/>
          <style:tab-stop style:position="2.708cm"/>
          <style:tab-stop style:position="3.955cm"/>
          <style:tab-stop style:position="5.203cm"/>
          <style:tab-stop style:position="6.451cm"/>
          <style:tab-stop style:position="7.699cm"/>
          <style:tab-stop style:position="8.946cm"/>
          <style:tab-stop style:position="10.195cm"/>
          <style:tab-stop style:position="11.442cm"/>
          <style:tab-stop style:position="12.691cm"/>
          <style:tab-stop style:position="13.938cm"/>
          <style:tab-stop style:position="15.187cm"/>
          <style:tab-stop style:position="16.434cm"/>
          <style:tab-stop style:position="17.683cm"/>
          <style:tab-stop style:position="18.93cm"/>
          <style:tab-stop style:position="20.177cm"/>
          <style:tab-stop style:position="21.426cm"/>
        </style:tab-stops>
      </style:paragraph-properties>
    </style:style>
    <style:style style:name="Domy_3f_lnie_7e_LT_7e_Gliederung_20_3" style:display-name="Domy?lnie~LT~Gliederung 3" style:family="paragraph" style:parent-style-name="Domy_3f_lnie_7e_LT_7e_Gliederung_20_2">
      <style:paragraph-properties fo:margin-left="3.59cm" fo:margin-right="0cm" fo:margin-top="0cm" fo:margin-bottom="0.3cm" fo:text-indent="0cm" style:auto-text-indent="false">
        <style:tab-stops>
          <style:tab-stop style:position="-3.436cm"/>
          <style:tab-stop style:position="-2.187cm"/>
          <style:tab-stop style:position="-0.94cm"/>
          <style:tab-stop style:position="0.309cm"/>
          <style:tab-stop style:position="1.556cm"/>
          <style:tab-stop style:position="2.805cm"/>
          <style:tab-stop style:position="4.052cm"/>
          <style:tab-stop style:position="5.3cm"/>
          <style:tab-stop style:position="6.548cm"/>
          <style:tab-stop style:position="7.795cm"/>
          <style:tab-stop style:position="9.043cm"/>
          <style:tab-stop style:position="10.292cm"/>
          <style:tab-stop style:position="11.539cm"/>
          <style:tab-stop style:position="12.788cm"/>
          <style:tab-stop style:position="14.035cm"/>
          <style:tab-stop style:position="15.284cm"/>
          <style:tab-stop style:position="16.531cm"/>
          <style:tab-stop style:position="17.78cm"/>
          <style:tab-stop style:position="19.027cm"/>
          <style:tab-stop style:position="20.276cm"/>
        </style:tab-stops>
      </style:paragraph-properties>
    </style:style>
    <style:style style:name="Domy_3f_lnie_7e_LT_7e_Gliederung_20_4" style:display-name="Domy?lnie~LT~Gliederung 4" style:family="paragraph" style:parent-style-name="Domy_3f_lnie_7e_LT_7e_Gliederung_20_3">
      <style:paragraph-properties fo:margin-left="4.787cm" fo:margin-right="0cm" fo:margin-top="0cm" fo:margin-bottom="0.203cm" fo:text-indent="0cm" style:auto-text-indent="false">
        <style:tab-stops>
          <style:tab-stop style:position="-4.584cm"/>
          <style:tab-stop style:position="-3.337cm"/>
          <style:tab-stop style:position="-2.088cm"/>
          <style:tab-stop style:position="-0.841cm"/>
          <style:tab-stop style:position="0.407cm"/>
          <style:tab-stop style:position="1.655cm"/>
          <style:tab-stop style:position="2.903cm"/>
          <style:tab-stop style:position="4.15cm"/>
          <style:tab-stop style:position="5.399cm"/>
          <style:tab-stop style:position="6.646cm"/>
          <style:tab-stop style:position="7.895cm"/>
          <style:tab-stop style:position="9.142cm"/>
          <style:tab-stop style:position="10.391cm"/>
          <style:tab-stop style:position="11.638cm"/>
          <style:tab-stop style:position="12.887cm"/>
          <style:tab-stop style:position="14.134cm"/>
          <style:tab-stop style:position="15.383cm"/>
          <style:tab-stop style:position="16.63cm"/>
          <style:tab-stop style:position="17.877cm"/>
          <style:tab-stop style:position="19.126cm"/>
        </style:tab-stops>
      </style:paragraph-properties>
    </style:style>
    <style:style style:name="Domy_3f_lnie_7e_LT_7e_Gliederung_20_5" style:display-name="Domy?lnie~LT~Gliederung 5" style:family="paragraph" style:parent-style-name="Domy_3f_lnie_7e_LT_7e_Gliederung_20_4">
      <style:paragraph-properties fo:margin-left="5.988cm" fo:margin-right="0cm" fo:margin-top="0cm" fo:margin-bottom="0.101cm" fo:text-indent="0cm" style:auto-text-indent="false">
        <style:tab-stops>
          <style:tab-stop style:position="-5.738cm"/>
          <style:tab-stop style:position="-4.489cm"/>
          <style:tab-stop style:position="-3.242cm"/>
          <style:tab-stop style:position="-1.993cm"/>
          <style:tab-stop style:position="-0.746cm"/>
          <style:tab-stop style:position="0.503cm"/>
          <style:tab-stop style:position="1.75cm"/>
          <style:tab-stop style:position="2.999cm"/>
          <style:tab-stop style:position="4.246cm"/>
          <style:tab-stop style:position="5.493cm"/>
          <style:tab-stop style:position="6.742cm"/>
          <style:tab-stop style:position="7.99cm"/>
          <style:tab-stop style:position="9.237cm"/>
          <style:tab-stop style:position="10.486cm"/>
          <style:tab-stop style:position="11.733cm"/>
          <style:tab-stop style:position="12.982cm"/>
          <style:tab-stop style:position="14.229cm"/>
          <style:tab-stop style:position="15.478cm"/>
          <style:tab-stop style:position="16.725cm"/>
          <style:tab-stop style:position="17.974cm"/>
        </style:tab-stops>
      </style:paragraph-properties>
    </style:style>
    <style:style style:name="Domy_3f_lnie_7e_LT_7e_Gliederung_20_6" style:display-name="Domy?lnie~LT~Gliederung 6" style:family="paragraph" style:parent-style-name="Domy_3f_lnie_7e_LT_7e_Gliederung_20_5"/>
    <style:style style:name="Domy_3f_lnie_7e_LT_7e_Gliederung_20_7" style:display-name="Domy?lnie~LT~Gliederung 7" style:family="paragraph" style:parent-style-name="Domy_3f_lnie_7e_LT_7e_Gliederung_20_6"/>
    <style:style style:name="Domy_3f_lnie_7e_LT_7e_Gliederung_20_8" style:display-name="Domy?lnie~LT~Gliederung 8" style:family="paragraph" style:parent-style-name="Domy_3f_lnie_7e_LT_7e_Gliederung_20_7"/>
    <style:style style:name="Domy_3f_lnie_7e_LT_7e_Gliederung_20_9" style:display-name="Domy?lnie~LT~Gliederung 9" style:family="paragraph" style:parent-style-name="Domy_3f_lnie_7e_LT_7e_Gliederung_20_8"/>
    <style:style style:name="Domy_3f_lnie_7e_LT_7e_Titel" style:display-name="Domy?lnie~LT~Titel"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Domy_3f_lnie_7e_LT_7e_Untertitel" style:display-name="Domy?lnie~LT~Untertitel" style:family="paragraph">
      <style:paragraph-properties fo:margin-left="0.291cm" fo:margin-right="0cm" fo:margin-top="0cm" fo:margin-bottom="0.503cm" fo:line-height="85%" fo:text-align="center" style:justify-single-word="false" fo:text-indent="0cm" style:auto-text-indent="false" style:text-autospace="none">
        <style:tab-stops>
          <style:tab-stop style:position="0cm"/>
          <style:tab-stop style:position="0.956cm"/>
          <style:tab-stop style:position="2.205cm"/>
          <style:tab-stop style:position="3.452cm"/>
          <style:tab-stop style:position="4.701cm"/>
          <style:tab-stop style:position="5.948cm"/>
          <style:tab-stop style:position="7.197cm"/>
          <style:tab-stop style:position="8.444cm"/>
          <style:tab-stop style:position="9.693cm"/>
          <style:tab-stop style:position="10.94cm"/>
          <style:tab-stop style:position="12.188cm"/>
          <style:tab-stop style:position="13.436cm"/>
          <style:tab-stop style:position="14.684cm"/>
          <style:tab-stop style:position="15.931cm"/>
          <style:tab-stop style:position="17.18cm"/>
          <style:tab-stop style:position="18.427cm"/>
          <style:tab-stop style:position="19.676cm"/>
          <style:tab-stop style:position="20.923cm"/>
          <style:tab-stop style:position="22.172cm"/>
          <style:tab-stop style:position="23.419cm"/>
          <style:tab-stop style:position="24.666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omy_3f_lnie_7e_LT_7e_Notizen" style:display-name="Domy?lnie~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omy_3f_lnie_7e_LT_7e_Hintergrundobjekte" style:display-name="Domy?lnie~LT~Hintergrundobjekte"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font-name="DejaVu Sans"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Domy_3f_lnie_7e_LT_7e_Hintergrund" style:display-name="Domy?lnie~LT~Hintergrund" style:family="paragraph">
      <style:paragraph-properties fo:text-align="center" style:justify-single-word="false" style:text-autospace="none"/>
    </style:style>
    <style:style style:name="WW-Tytu_3f_" style:display-name="WW-Tytu?"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Podtytu_3f_" style:display-name="Podtytu?" style:family="paragraph">
      <style:paragraph-properties fo:margin-left="0.291cm" fo:margin-right="0cm" fo:margin-top="0cm" fo:margin-bottom="0.503cm" fo:line-height="85%" fo:text-align="center" style:justify-single-word="false" fo:text-indent="0cm" style:auto-text-indent="false" style:text-autospace="none">
        <style:tab-stops>
          <style:tab-stop style:position="0cm"/>
          <style:tab-stop style:position="0.956cm"/>
          <style:tab-stop style:position="2.205cm"/>
          <style:tab-stop style:position="3.452cm"/>
          <style:tab-stop style:position="4.701cm"/>
          <style:tab-stop style:position="5.948cm"/>
          <style:tab-stop style:position="7.197cm"/>
          <style:tab-stop style:position="8.444cm"/>
          <style:tab-stop style:position="9.693cm"/>
          <style:tab-stop style:position="10.94cm"/>
          <style:tab-stop style:position="12.188cm"/>
          <style:tab-stop style:position="13.436cm"/>
          <style:tab-stop style:position="14.684cm"/>
          <style:tab-stop style:position="15.931cm"/>
          <style:tab-stop style:position="17.18cm"/>
          <style:tab-stop style:position="18.427cm"/>
          <style:tab-stop style:position="19.676cm"/>
          <style:tab-stop style:position="20.923cm"/>
          <style:tab-stop style:position="22.172cm"/>
          <style:tab-stop style:position="23.419cm"/>
          <style:tab-stop style:position="24.666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biekty_20_t_3f_a" style:display-name="Obiekty t?a"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font-name="DejaVu Sans"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_3f_o" style:display-name="T?o" style:family="paragraph">
      <style:paragraph-properties fo:text-align="center" style:justify-single-word="false" style:text-autospace="none"/>
    </style:style>
    <style:style style:name="Notatki"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Konspekt_20_1" style:display-name="Konspekt 1" style:family="paragraph">
      <style:paragraph-properties fo:margin-left="1.191cm" fo:margin-right="0cm" fo:margin-top="0cm" fo:margin-bottom="0.503cm" fo:line-height="85%" fo:text-align="start" style:justify-single-word="false" fo:text-indent="0cm" style:auto-text-indent="false" style:text-autospace="none">
        <style:tab-stops>
          <style:tab-stop style:position="0.056cm"/>
          <style:tab-stop style:position="1.305cm"/>
          <style:tab-stop style:position="2.552cm"/>
          <style:tab-stop style:position="3.801cm"/>
          <style:tab-stop style:position="5.048cm"/>
          <style:tab-stop style:position="6.297cm"/>
          <style:tab-stop style:position="7.544cm"/>
          <style:tab-stop style:position="8.791cm"/>
          <style:tab-stop style:position="10.04cm"/>
          <style:tab-stop style:position="11.287cm"/>
          <style:tab-stop style:position="12.536cm"/>
          <style:tab-stop style:position="13.785cm"/>
          <style:tab-stop style:position="15.032cm"/>
          <style:tab-stop style:position="16.281cm"/>
          <style:tab-stop style:position="17.528cm"/>
          <style:tab-stop style:position="18.777cm"/>
          <style:tab-stop style:position="20.024cm"/>
          <style:tab-stop style:position="21.273cm"/>
          <style:tab-stop style:position="22.52cm"/>
          <style:tab-stop style:position="23.768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Konspekt_20_2" style:display-name="Konspekt 2" style:family="paragraph" style:parent-style-name="Konspekt_20_1">
      <style:paragraph-properties fo:margin-left="2.39cm" fo:margin-right="0cm" fo:margin-top="0cm" fo:margin-bottom="0.4cm" fo:text-indent="0cm" style:auto-text-indent="false">
        <style:tab-stops>
          <style:tab-stop style:position="-2.284cm"/>
          <style:tab-stop style:position="-1.037cm"/>
          <style:tab-stop style:position="0.212cm"/>
          <style:tab-stop style:position="1.459cm"/>
          <style:tab-stop style:position="2.708cm"/>
          <style:tab-stop style:position="3.955cm"/>
          <style:tab-stop style:position="5.203cm"/>
          <style:tab-stop style:position="6.451cm"/>
          <style:tab-stop style:position="7.699cm"/>
          <style:tab-stop style:position="8.946cm"/>
          <style:tab-stop style:position="10.195cm"/>
          <style:tab-stop style:position="11.442cm"/>
          <style:tab-stop style:position="12.691cm"/>
          <style:tab-stop style:position="13.938cm"/>
          <style:tab-stop style:position="15.187cm"/>
          <style:tab-stop style:position="16.434cm"/>
          <style:tab-stop style:position="17.683cm"/>
          <style:tab-stop style:position="18.93cm"/>
          <style:tab-stop style:position="20.177cm"/>
          <style:tab-stop style:position="21.426cm"/>
        </style:tab-stops>
      </style:paragraph-properties>
    </style:style>
    <style:style style:name="Konspekt_20_3" style:display-name="Konspekt 3" style:family="paragraph" style:parent-style-name="Konspekt_20_2">
      <style:paragraph-properties fo:margin-left="3.59cm" fo:margin-right="0cm" fo:margin-top="0cm" fo:margin-bottom="0.3cm" fo:text-indent="0cm" style:auto-text-indent="false">
        <style:tab-stops>
          <style:tab-stop style:position="-3.436cm"/>
          <style:tab-stop style:position="-2.187cm"/>
          <style:tab-stop style:position="-0.94cm"/>
          <style:tab-stop style:position="0.309cm"/>
          <style:tab-stop style:position="1.556cm"/>
          <style:tab-stop style:position="2.805cm"/>
          <style:tab-stop style:position="4.052cm"/>
          <style:tab-stop style:position="5.3cm"/>
          <style:tab-stop style:position="6.548cm"/>
          <style:tab-stop style:position="7.795cm"/>
          <style:tab-stop style:position="9.043cm"/>
          <style:tab-stop style:position="10.292cm"/>
          <style:tab-stop style:position="11.539cm"/>
          <style:tab-stop style:position="12.788cm"/>
          <style:tab-stop style:position="14.035cm"/>
          <style:tab-stop style:position="15.284cm"/>
          <style:tab-stop style:position="16.531cm"/>
          <style:tab-stop style:position="17.78cm"/>
          <style:tab-stop style:position="19.027cm"/>
          <style:tab-stop style:position="20.276cm"/>
        </style:tab-stops>
      </style:paragraph-properties>
    </style:style>
    <style:style style:name="Konspekt_20_4" style:display-name="Konspekt 4" style:family="paragraph" style:parent-style-name="Konspekt_20_3">
      <style:paragraph-properties fo:margin-left="4.787cm" fo:margin-right="0cm" fo:margin-top="0cm" fo:margin-bottom="0.203cm" fo:text-indent="0cm" style:auto-text-indent="false">
        <style:tab-stops>
          <style:tab-stop style:position="-4.584cm"/>
          <style:tab-stop style:position="-3.337cm"/>
          <style:tab-stop style:position="-2.088cm"/>
          <style:tab-stop style:position="-0.841cm"/>
          <style:tab-stop style:position="0.407cm"/>
          <style:tab-stop style:position="1.655cm"/>
          <style:tab-stop style:position="2.903cm"/>
          <style:tab-stop style:position="4.15cm"/>
          <style:tab-stop style:position="5.399cm"/>
          <style:tab-stop style:position="6.646cm"/>
          <style:tab-stop style:position="7.895cm"/>
          <style:tab-stop style:position="9.142cm"/>
          <style:tab-stop style:position="10.391cm"/>
          <style:tab-stop style:position="11.638cm"/>
          <style:tab-stop style:position="12.887cm"/>
          <style:tab-stop style:position="14.134cm"/>
          <style:tab-stop style:position="15.383cm"/>
          <style:tab-stop style:position="16.63cm"/>
          <style:tab-stop style:position="17.877cm"/>
          <style:tab-stop style:position="19.126cm"/>
        </style:tab-stops>
      </style:paragraph-properties>
    </style:style>
    <style:style style:name="Konspekt_20_5" style:display-name="Konspekt 5" style:family="paragraph" style:parent-style-name="Konspekt_20_4">
      <style:paragraph-properties fo:margin-left="5.988cm" fo:margin-right="0cm" fo:margin-top="0cm" fo:margin-bottom="0.101cm" fo:text-indent="0cm" style:auto-text-indent="false">
        <style:tab-stops>
          <style:tab-stop style:position="-5.738cm"/>
          <style:tab-stop style:position="-4.489cm"/>
          <style:tab-stop style:position="-3.242cm"/>
          <style:tab-stop style:position="-1.993cm"/>
          <style:tab-stop style:position="-0.746cm"/>
          <style:tab-stop style:position="0.503cm"/>
          <style:tab-stop style:position="1.75cm"/>
          <style:tab-stop style:position="2.999cm"/>
          <style:tab-stop style:position="4.246cm"/>
          <style:tab-stop style:position="5.493cm"/>
          <style:tab-stop style:position="6.742cm"/>
          <style:tab-stop style:position="7.99cm"/>
          <style:tab-stop style:position="9.237cm"/>
          <style:tab-stop style:position="10.486cm"/>
          <style:tab-stop style:position="11.733cm"/>
          <style:tab-stop style:position="12.982cm"/>
          <style:tab-stop style:position="14.229cm"/>
          <style:tab-stop style:position="15.478cm"/>
          <style:tab-stop style:position="16.725cm"/>
          <style:tab-stop style:position="17.974cm"/>
        </style:tab-stops>
      </style:paragraph-properties>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Kod" style:family="paragraph">
      <style:paragraph-properties style:text-autospace="none"/>
      <style:text-properties style:use-window-font-color="true" style:font-name="Courier New" fo:font-size="10pt" style:font-name-asian="Courier New" style:font-size-asian="10pt" style:font-name-complex="Courier New" style:font-size-complex="10pt"/>
    </style:style>
    <style:style style:name="Podrozdzia_3f__20_2" style:display-name="Podrozdzia? 2" style:family="paragraph">
      <style:paragraph-properties fo:margin-top="0.88cm" fo:margin-bottom="0cm" style:text-autospace="none"/>
      <style:text-properties fo:font-size="12pt" style:font-size-asian="12pt" style:font-size-complex="12pt"/>
    </style:style>
    <style:style style:name="BiblioReference" style:family="paragraph">
      <style:paragraph-properties style:text-autospace="none"/>
      <style:text-properties style:font-name="Courier New" fo:font-size="21pt" style:font-name-asian="Courier New" style:font-size-asian="21pt" style:font-name-complex="Courier New" style:font-size-complex="21pt"/>
    </style:style>
    <style:style style:name="caption" style:family="paragraph">
      <style:paragraph-properties fo:margin-top="0.374cm" fo:margin-bottom="0.374cm" style:text-autospace="none"/>
      <style:text-properties style:font-name="Tahoma1" fo:font-size="21pt" fo:font-style="italic" style:font-name-asian="Tahoma1" style:font-size-asian="21pt" style:font-style-asian="italic" style:font-name-complex="Tahoma1" style:font-size-complex="21pt" style:font-style-complex="italic"/>
    </style:style>
    <style:style style:name="Drawing_20__28_user_29_" style:display-name="Drawing (user)" style:family="paragraph">
      <style:paragraph-properties fo:margin-top="0.374cm" fo:margin-bottom="0.374cm" fo:text-align="center" style:justify-single-word="false" style:text-autospace="none"/>
      <style:text-properties style:font-name="Tahoma1" fo:font-size="21pt" fo:font-style="italic" style:font-name-asian="Tahoma1" style:font-size-asian="21pt" style:font-style-asian="italic" style:font-name-complex="Tahoma1" style:font-size-complex="21pt" style:font-style-complex="italic"/>
    </style:style>
    <style:style style:name="Index_20__28_user_29_" style:display-name="Index (user)" style:family="paragraph">
      <style:paragraph-properties style:text-autospace="none"/>
      <style:text-properties style:use-window-font-color="true" style:font-name="Tahoma1" fo:font-size="21pt" style:font-name-asian="Tahoma1" style:font-size-asian="21pt" style:font-name-complex="Tahoma1" style:font-size-complex="21pt"/>
    </style:style>
    <style:style style:name="index_20_2" style:display-name="index 2" style:family="paragraph">
      <style:paragraph-properties fo:margin-left="0.88cm" fo:margin-right="0cm" fo:text-indent="0cm" style:auto-text-indent="false" style:text-autospace="none"/>
      <style:text-properties style:use-window-font-color="true" style:font-name="Tahoma1" fo:font-size="21pt" style:font-name-asian="Tahoma1" style:font-size-asian="21pt" style:font-name-complex="Tahoma1" style:font-size-complex="21pt"/>
    </style:style>
    <style:style style:name="Formu_3f_a_20_matematyczna" style:display-name="Formu?a matematyczna" style:family="paragraph">
      <style:paragraph-properties fo:margin-left="0cm" fo:margin-right="0cm" fo:text-align="center" style:justify-single-word="false" fo:text-indent="0cm" style:auto-text-indent="false" style:text-autospace="none"/>
      <style:text-properties style:use-window-font-color="true" style:font-name="Tahoma1" fo:font-size="21pt" style:font-name-asian="Tahoma1" style:font-size-asian="21pt" style:font-name-complex="Tahoma1" style:font-size-complex="21pt"/>
    </style:style>
    <style:style style:name="Bibliografia" style:family="paragraph">
      <style:paragraph-properties fo:margin-left="3.528cm" fo:margin-right="0cm" fo:text-indent="-1.764cm" style:auto-text-indent="false" style:text-autospace="none"/>
      <style:text-properties fo:font-size="21pt" style:font-size-asian="21pt" style:font-size-complex="21pt"/>
    </style:style>
    <style:style style:name="Internet_20_link" style:display-name="Internet link" style:family="paragraph">
      <style:paragraph-properties style:text-autospace="none"/>
      <style:text-properties fo:color="#0047ff" fo:font-size="21pt" style:text-underline-style="solid" style:text-underline-width="auto" style:text-underline-color="font-color" style:font-size-asian="21pt" style:font-size-complex="21pt"/>
    </style:style>
    <style:style style:name="WW-Tytu_3f_1" style:display-name="WW-Tytu?1"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Tytu_3f_12" style:display-name="WW-Tytu?12"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Tytu_3f_123" style:display-name="WW-Tytu?123"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Tytu_3f_1234" style:display-name="WW-Tytu?1234"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Tytu_3f_12345" style:display-name="WW-Tytu?12345"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Tytu_3f_123456" style:display-name="WW-Tytu?123456"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Tytu_3f_1234567" style:display-name="WW-Tytu?1234567"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Domy_3f_lnie_7e_LT_7e_Notizen" style:display-name="WW-Domy?lnie~LT~Notizen" style:family="paragraph">
      <style:paragraph-properties fo:margin-top="0.28cm" fo:margin-bottom="0cm" style:line-height-at-least="1.099cm" style:text-autospace="none">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style:font-name="Tahoma" fo:font-size="12pt" style:font-name-asian="Tahoma" style:font-size-asian="12pt" style:font-name-complex="Tahoma" style:font-size-complex="12pt"/>
    </style:style>
    <style:style style:name="WW-Tytu_3f_12345678" style:display-name="WW-Tytu?12345678"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Domy_3f_lnie_7e_LT_7e_Notizen1" style:display-name="WW-Domy?lnie~LT~Notizen1" style:family="paragraph">
      <style:paragraph-properties fo:margin-top="0.28cm" fo:margin-bottom="0cm" style:line-height-at-least="1.099cm" style:text-autospace="none">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style:font-name="Tahoma" fo:font-size="12pt" style:font-name-asian="Tahoma" style:font-size-asian="12pt" style:font-name-complex="Tahoma" style:font-size-complex="12pt"/>
    </style:style>
    <style:style style:name="WW-Tytu_3f_123456789" style:display-name="WW-Tytu?123456789"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Domy_3f_lnie_7e_LT_7e_Notizen12" style:display-name="WW-Domy?lnie~LT~Notizen12" style:family="paragraph">
      <style:paragraph-properties fo:margin-top="0.28cm" fo:margin-bottom="0cm" style:line-height-at-least="1.099cm" style:text-autospace="none">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style:font-name="Tahoma" fo:font-size="12pt" style:font-name-asian="Tahoma" style:font-size-asian="12pt" style:font-name-complex="Tahoma" style:font-size-complex="12pt"/>
    </style:style>
    <style:style style:name="WW-Tytu_3f_12345678910" style:display-name="WW-Tytu?12345678910"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Domy_3f_lnie_7e_LT_7e_Notizen123" style:display-name="WW-Domy?lnie~LT~Notizen123" style:family="paragraph">
      <style:paragraph-properties fo:margin-top="0.28cm" fo:margin-bottom="0cm" style:line-height-at-least="1.099cm" style:text-autospace="none">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style:font-name="Tahoma" fo:font-size="12pt" style:font-name-asian="Tahoma" style:font-size-asian="12pt" style:font-name-complex="Tahoma" style:font-size-complex="12pt"/>
    </style:style>
    <style:style style:name="WW-Tytu_3f_1234567891011" style:display-name="WW-Tytu?1234567891011"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Domy_3f_lnie_7e_LT_7e_Notizen1234" style:display-name="WW-Domy?lnie~LT~Notizen1234" style:family="paragraph">
      <style:paragraph-properties fo:margin-top="0.28cm" fo:margin-bottom="0cm" style:line-height-at-least="1.099cm" style:text-autospace="none">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style:font-name="Tahoma" fo:font-size="12pt" style:font-name-asian="Tahoma" style:font-size-asian="12pt" style:font-name-complex="Tahoma" style:font-size-complex="12pt"/>
    </style:style>
    <style:style style:name="WW-Tytu_3f_123456789101112" style:display-name="WW-Tytu?123456789101112"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Domy_3f_lnie_7e_LT_7e_Notizen12345" style:display-name="WW-Domy?lnie~LT~Notizen12345" style:family="paragraph">
      <style:paragraph-properties fo:margin-top="0.28cm" fo:margin-bottom="0cm" style:line-height-at-least="1.099cm" style:text-autospace="none">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style:font-name="Tahoma" fo:font-size="12pt" style:font-name-asian="Tahoma" style:font-size-asian="12pt" style:font-name-complex="Tahoma" style:font-size-complex="12pt"/>
    </style:style>
    <style:style style:name="WW-Tytu_3f_12345678910111213" style:display-name="WW-Tytu?12345678910111213"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Domy_3f_lnie_7e_LT_7e_Notizen123456" style:display-name="WW-Domy?lnie~LT~Notizen123456" style:family="paragraph">
      <style:paragraph-properties fo:margin-top="0.28cm" fo:margin-bottom="0cm" style:line-height-at-least="1.099cm" style:text-autospace="none">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style:font-name="Tahoma" fo:font-size="12pt" style:font-name-asian="Tahoma" style:font-size-asian="12pt" style:font-name-complex="Tahoma" style:font-size-complex="12pt"/>
    </style:style>
    <style:style style:name="WW-Tytu_3f_1234567891011121314" style:display-name="WW-Tytu?1234567891011121314"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Domy_3f_lnie_7e_LT_7e_Notizen1234567" style:display-name="WW-Domy?lnie~LT~Notizen1234567" style:family="paragraph">
      <style:paragraph-properties fo:margin-top="0.28cm" fo:margin-bottom="0cm" style:line-height-at-least="1.099cm" style:text-autospace="none">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style:font-name="Tahoma" fo:font-size="12pt" style:font-name-asian="Tahoma" style:font-size-asian="12pt" style:font-name-complex="Tahoma" style:font-size-complex="12pt"/>
    </style:style>
    <style:style style:name="WW-Tytu_3f_123456789101112131415" style:display-name="WW-Tytu?123456789101112131415"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Domy_3f_lnie_7e_LT_7e_Notizen12345678" style:display-name="WW-Domy?lnie~LT~Notizen12345678" style:family="paragraph">
      <style:paragraph-properties fo:margin-top="0.28cm" fo:margin-bottom="0cm" style:line-height-at-least="1.099cm" style:text-autospace="none">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style:font-name="Tahoma" fo:font-size="12pt" style:font-name-asian="Tahoma" style:font-size-asian="12pt" style:font-name-complex="Tahoma" style:font-size-complex="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iblioReference" style:family="text">
      <style:text-properties style:font-name="Courier New1" fo:font-size="11pt" style:text-underline-style="none"/>
    </style:style>
    <style:style style:name="Internet_20_link" style:display-name="Internet link" style:family="text">
      <style:text-properties fo:color="#0047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riusz Maciejewski</meta:initial-creator>
    <meta:creation-date>2008-10-26T15:02:23.03</meta:creation-date>
    <dc:date>2008-10-26T22:34:12.70</dc:date>
    <dc:creator>Dariusz Maciejewski</dc:creator>
    <meta:editing-duration>PT03H33M40S</meta:editing-duration>
    <meta:editing-cycles>35</meta:editing-cycles>
    <meta:generator>OpenOffice.org/3.0$Win32 OpenOffice.org_project/300m9$Build-9358</meta:generator>
    <meta:printed-by>Dariusz Maciejewski</meta:printed-by>
    <meta:print-date>2008-10-26T22:26:15.34</meta:print-date>
    <meta:document-statistic meta:table-count="0" meta:image-count="0" meta:object-count="0" meta:page-count="4" meta:paragraph-count="49" meta:word-count="1359" meta:character-count="10532"/>
    <meta:user-defined meta:name="Informacja 1"/>
    <meta:user-defined meta:name="Informacja 2"/>
    <meta:user-defined meta:name="Informacja 3"/>
    <meta:user-defined meta:name="Informacja 4"/>
  </office:meta>
</office:document-meta>
</file>